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MIC SANS MS" svg:font-family="'COMIC SANS MS'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ing_20_2">
      <style:text-properties officeooo:paragraph-rsid="00841855"/>
    </style:style>
    <style:style style:name="P8" style:family="paragraph" style:parent-style-name="Heading_20_2" style:master-page-name="First_20_Page">
      <style:paragraph-properties style:page-number="auto"/>
      <style:text-properties fo:font-variant="normal" fo:text-transform="none" fo:color="#000000" fo:letter-spacing="normal" officeooo:paragraph-rsid="00841855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/>
      <style:text-properties officeooo:paragraph-rsid="00841855"/>
    </style:style>
    <style:style style:name="P12" style:family="paragraph" style:parent-style-name="Text_20_body">
      <style:paragraph-properties fo:margin-left="0cm" fo:margin-right="0cm" fo:margin-top="0cm" fo:margin-bottom="0.499cm" loext:contextual-spacing="false" fo:line-height="150%" fo:text-align="justify" style:justify-single-word="false" fo:orphans="2" fo:widows="2" fo:text-indent="0cm" style:auto-text-indent="false"/>
      <style:text-properties style:use-window-font-color="true" style:font-name="Tinos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499cm" loext:contextual-spacing="false" fo:line-height="150%" fo:orphans="2" fo:widows="2" fo:text-indent="0cm" style:auto-text-indent="false"/>
      <style:text-properties officeooo:paragraph-rsid="0086c667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Tino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style:font-name="sans-serif" fo:font-size="10.5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style:text-line-through-style="none" style:text-line-through-type="none" style:font-name="sans-serif" fo:font-size="8.2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0" style:family="text">
      <style:text-properties fo:font-variant="normal" fo:text-transform="none" style:text-line-through-style="none" style:text-line-through-type="none" style:font-name="sans-serif" fo:font-size="8.25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use-window-font-color="true" style:font-name="sans-serif" fo:font-size="10.5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use-window-font-color="true" style:font-name="sans-serif" fo:letter-spacing="normal" fo:font-style="normal" fo:font-weight="normal"/>
    </style:style>
    <style:style style:name="T14" style:family="text">
      <style:text-properties fo:font-variant="normal" fo:text-transform="none" style:use-window-font-color="true" style:font-name="sans-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sans-serif" fo:font-size="8.2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sans-serif" fo:font-size="8.25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Tinos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Tinos" fo:font-size="12pt" fo:letter-spacing="normal" fo:font-style="normal" style:text-underline-style="none" fo:font-weight="normal" officeooo:rsid="00841855" style:text-blinking="false" style:font-size-asian="12pt" style:font-size-complex="12pt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Tinos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7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use-window-font-color="true" style:font-name="Tinos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style:use-window-font-color="true" style:font-name="Tinos" fo:font-size="12pt" fo:letter-spacing="normal" fo:font-style="normal" fo:font-weight="normal" officeooo:rsid="00841855" style:font-size-asian="12pt" style:font-size-complex="12pt"/>
    </style:style>
    <style:style style:name="T30" style:family="text">
      <style:text-properties fo:font-variant="normal" fo:text-transform="none" style:use-window-font-color="true" style:font-name="Tinos" fo:font-size="12pt" fo:letter-spacing="normal" fo:font-style="normal" fo:font-weight="normal" officeooo:rsid="0086c667" style:font-size-asian="12pt" style:font-size-complex="12pt"/>
    </style:style>
    <style:style style:name="T31" style:family="text">
      <style:text-properties fo:font-variant="normal" fo:text-transform="none" style:use-window-font-color="true" style:font-name="Tinos" fo:letter-spacing="normal" fo:font-style="normal" fo:font-weight="bold" officeooo:rsid="00841855" style:font-weight-asian="bold" style:font-weight-complex="bold"/>
    </style:style>
    <style:style style:name="T32" style:family="text">
      <style:text-properties fo:font-variant="normal" fo:text-transform="none" style:use-window-font-color="true" style:font-name="Tinos" fo:letter-spacing="normal" fo:font-style="normal" fo:font-weight="normal"/>
    </style:style>
    <style:style style:name="T33" style:family="text">
      <style:text-properties fo:font-variant="normal" fo:text-transform="none" style:use-window-font-color="true" style:font-name="Tinos" fo:font-size="14pt" fo:letter-spacing="normal" fo:font-style="normal" fo:font-weight="bold" officeooo:rsid="00841855" style:font-size-asian="10.5pt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style:font-name="Tinos" fo:font-size="12pt" fo:letter-spacing="normal" fo:font-style="normal" fo:font-weight="normal" style:font-size-asian="12pt" style:font-size-complex="12pt"/>
    </style:style>
    <style:style style:name="T36" style:family="text">
      <style:text-properties style:use-window-font-color="true" style:font-name="Tinos" fo:font-size="14pt" fo:font-style="normal" fo:font-weight="bold" officeooo:rsid="00841855" style:font-size-asian="14pt" style:font-weight-asian="bold" style:font-size-complex="14pt" style:font-weight-complex="bold"/>
    </style:style>
    <style:style style:name="T37" style:family="text">
      <style:text-properties style:font-name="Tinos" fo:font-size="12pt" style:font-size-asian="12pt" style:font-size-complex="1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36">ИСТОРИЯ СОЗДАНИЯ КАРТИНЫ «ЗВЕЗДНАЯ НОЧЬ» </text:span></text:h>
      <text:h text:style-name="P7" text:outline-level="2"><text:span text:style-name="T31">В</text:span><text:span text:style-name="T33">ИНСЕНТ ВАН ГОГ</text:span></text:h>
      <text:p text:style-name="P11"><text:span text:style-name="T29"/></text:p>
      <text:p text:style-name="P11"><text:span text:style-name="T29"><text:tab/>Период с мая 1889 по май 1890 года Ван Гог провёл в больнице для душевнобольных Сен-Поль-де-Мозоль в </text:span><text:span text:style-name="T25">Сен-Реми-де-Прованс </text:span><text:span text:style-name="T29">после конфликта с </text:span><text:span text:style-name="T25">Гогеном </text:span><text:span text:style-name="T29">и потери мочки левого уха</text:span><text:bookmark text:name="cite_ref-3"/><text:span text:style-name="T25">.</text:span><text:span text:style-name="T29"> В это время он продолжал плодотворно писать картины и создал некоторые из самых известных своих работ, включая «</text:span><text:span text:style-name="T25">Ирисы</text:span><text:span text:style-name="T29">», автопортрет в синем костюме и «Звёздную ночь». Картина, написанная за один день в больничной студии, изображает вид из восточного окна спальни</text:span><text:bookmark text:name="cite_ref-Pickvance,_p._103_4-0"/><text:a xlink:type="simple" xlink:href="https://ru.wikipedia.org/wiki/Звёздная_ночь#cite_note-Pickvance,_p._103-4" text:style-name="Internet_20_link" text:visited-style-name="Visited_20_Internet_20_Link"><text:span text:style-name="T25">[4]</text:span></text:a><text:span text:style-name="T29">, о котором Ван Гог писал своему </text:span><text:span text:style-name="T25">брату Тео </text:span><text:span text:style-name="T29">в мае 1889 года: «Сквозь железную решётку я вижу огороженное поле пшеницы, над которым по утрам во всей красе восходит солнце»</text:span><text:span text:style-name="T25">.</text:span></text:p>
      <text:p text:style-name="P11"><text:span text:style-name="T25"/></text:p>
      <text:p text:style-name="P13"><text:span text:style-name="T28"><text:tab/>Ван Гог сделал ряд рисунков с этим видом в разное время суток и при различных погодных условиях. Хотя ему было запрещено работать в спальне, он мог делать наброски чернилами или древесным углём, используя их в дальнейшей работе. Общий элемент для всех этих рисунков — диагональная линия </text:span><text:span text:style-name="T24">альпийских </text:span><text:span text:style-name="T28">предгорий, поднимающаяся на фоне с левого края к правому. На ряде эскизов изображён </text:span><text:span text:style-name="T24">кипарис </text:span><text:span text:style-name="T28">за пшеничным полем, который Ван Гог искусственно приближал к </text:span><text:span text:style-name="T24">картинной плоскости</text:span><text:span text:style-name="T28">. Последний из эскизов — «Пшеничное поле в Сан-Реми-де-Прованс» (F1548) — ныне хранится в Нью-Йорке. Два дня спустя Ван Гог сообщил в письме Тео, что написал «звёздное небо». </text:span></text:p>
      <text:p text:style-name="P13"><text:span text:style-name="T28"><text:tab/>Ка</text:span><text:span text:style-name="T30">р</text:span><text:span text:style-name="T28">тина является единственным изображением ночи в серии видов из спальни Винсента. В начале июня он писал Тео: «Сегодня утром смотрел на местность из окна задолго до восхода солнца, с единственной утренней звездой, казавшейся очень большой». Исследователи установили, что в то время </text:span><text:span text:style-name="T24">Венера </text:span><text:span text:style-name="T28">действительно была видна в Провансе на пределе своей яркости и, по-видимому, именно она изображена самой крупной «звездой» на картине, справа от кипариса. <text:s text:c="2"/></text:span></text:p>
      <text:p text:style-name="P13"><text:span text:style-name="T28"><text:s/><text:tab/></text:span><text:span text:style-name="T24">Луна </text:span><text:span text:style-name="T28">стилизована, так как её вид не соответствует действительной </text:span><text:span text:style-name="T24">фазе </text:span><text:span text:style-name="T28">на момент написания картины. Также из окна спальни определённо не был виден никакой населённый пункт, и изображённая на картине деревня основана на эскизе, сделанном на склоне холма напротив Сен-Реми. По другой версии, добавленная деревня может отражать воспоминания Ван Гога о родине, на что указывает шпиль церкви, более свойственный северным странам.</text:span></text:p>
      <text:p text:style-name="P9"><text:span text:style-name="T28"><text:tab/>Искусствовед Свен Лёфгрен развивает эти идеи, отмечая галлюцинаторный характер картины и сравнивая религиозное стремление Ван Гога за пределы бытия с поэзией </text:span><text:span text:style-name="T26">Уолта Уитмена</text:span><text:bookmark text:name="cite_ref-24"/><text:span text:style-name="T26">.</text:span><text:span text:style-name="T28"> Он называет «Звёздную ночь» бесконечно выразительной, символизирующей окончательное поглощение художника космосом и дающей незабываемое ощущение пребывания </text:span><text:soft-page-break/><text:span text:style-name="T28">на пороге вечности</text:span><text:span text:style-name="T24">.</text:span><text:span text:style-name="T28"> Лёфгрен продвигает собственную символистскую теорию, ссылаясь на одиннадцать звёзд во сне </text:span><text:span text:style-name="T26">Иосифа </text:span><text:span text:style-name="T28">из </text:span><text:span text:style-name="T26">книги Бытия</text:span><text:span text:style-name="T28">, и утверждает, что элементы «Звёздной ночи» носят исключительно символический характер, как, например, кипарис, являющийся символом смерти в средиземноморских странах</text:span></text:p>
      <text:p text:style-name="P12"><text:span text:style-name="T34"/></text:p>
      <text:p text:style-name="P10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MIC SANS MS" svg:font-family="'COMIC SANS MS'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924715459016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4T13:19:53.976156498</meta:creation-date>
    <dc:title>Default</dc:title>
    <meta:editing-cycles>3</meta:editing-cycles>
    <meta:editing-duration>PT1M31S</meta:editing-duration>
    <meta:generator>LibreOffice/6.4.7.2$Linux_X86_64 LibreOffice_project/40$Build-2</meta:generator>
    <dc:date>2024-05-16T09:40:58.500421910</dc:date>
    <meta:document-statistic meta:table-count="1" meta:image-count="0" meta:object-count="0" meta:page-count="2" meta:paragraph-count="17" meta:word-count="421" meta:character-count="2899" meta:non-whitespace-character-count="2479"/>
  </office:meta>
</office:document-meta>
</file>